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Normal" style:family="paragraph">
      <style:paragraph-properties fo:widows="0" fo:orphans="0" fo:break-before="pag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1.jpg" text:anchor-type="as-char" svg:x="0in" svg:y="0in" svg:width="6.5in" svg:height="8.6665in" style:rel-width="scale" style:rel-height="scale"><draw:image xlink:href="media/image1.jpeg" xlink:type="simple" xlink:show="embed" xlink:actuate="onLoad"/><svg:title/><svg:desc/></draw:frame></text:p>
      <text:p text:style-name="P2"/>
      <text:p text:style-name="Standard"><draw:frame draw:style-name="a1" draw:name="Picture 1" text:anchor-type="as-char" svg:x="0in" svg:y="0in" svg:width="10.5in" svg:height="1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><draw:frame draw:style-name="a2" draw:name="Picture 2" text:anchor-type="as-char" svg:x="0in" svg:y="0in" svg:width="10.5in" svg:height="14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n SHR</dc:creator>
    <meta:creation-date>2023-12-08T18:52:00Z</meta:creation-date>
    <dc:date>2023-12-08T18:52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